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Default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-complex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-complex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-complex="Times New Roman" fo:font-size="14pt" style:font-size-asian="14pt" style:font-size-complex="14pt"/>
    </style:style>
    <style:style style:name="T59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83" style:parent-style-name="DefaultParagraphFont" style:family="text">
      <style:text-properties style:font-name-complex="Times New Roman" fo:font-size="14pt" style:font-size-asian="14pt" style:font-size-complex="14pt"/>
    </style:style>
    <style:style style:name="T84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97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24" style:parent-style-name="DefaultParagraphFont" style:family="text">
      <style:text-properties style:font-name-complex="Times New Roman" fo:font-size="14pt" style:font-size-asian="14pt" style:font-size-complex="14pt"/>
    </style:style>
    <style:style style:name="T125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49" style:parent-style-name="DefaultParagraphFont" style:family="text">
      <style:text-properties style:font-name-complex="Times New Roman" fo:font-size="14pt" style:font-size-asian="14pt" style:font-size-complex="14pt"/>
    </style:style>
    <style:style style:name="T150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 fo:language="en" fo:country="US"/>
    </style:style>
    <style:style style:name="P152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 fo:language="en" fo:country="US"/>
    </style:style>
    <style:style style:name="P15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5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90" style:parent-style-name="DefaultParagraphFont" style:family="text">
      <style:text-properties style:font-name-complex="Times New Roman" fo:font-size="14pt" style:font-size-asian="14pt" style:font-size-complex="14pt"/>
    </style:style>
    <style:style style:name="T191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97" style:parent-style-name="DefaultParagraphFont" style:family="text">
      <style:text-properties style:font-name-complex="Times New Roman" fo:font-size="14pt" style:font-size-asian="14pt" style:font-size-complex="14pt"/>
    </style:style>
    <style:style style:name="T198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216" style:parent-style-name="DefaultParagraphFont" style:family="text">
      <style:text-properties style:font-name-complex="Times New Roman" fo:font-size="14pt" style:font-size-asian="14pt" style:font-size-complex="14pt"/>
    </style:style>
    <style:style style:name="T217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1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1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2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2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2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2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238" style:parent-style-name="DefaultParagraphFont" style:family="text">
      <style:text-properties style:font-name-complex="Times New Roman" fo:font-size="14pt" style:font-size-asian="14pt" style:font-size-complex="14pt"/>
    </style:style>
    <style:style style:name="T239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4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4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24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4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4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5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5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5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5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258" style:parent-style-name="DefaultParagraphFont" style:family="text">
      <style:text-properties style:font-name-complex="Times New Roman" fo:font-size="14pt" style:font-size-asian="14pt" style:font-size-complex="14pt"/>
    </style:style>
    <style:style style:name="T259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6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6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6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6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6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6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ableColumn270" style:family="table-column">
      <style:table-column-properties style:column-width="6.5458in" style:use-optimal-column-width="false"/>
    </style:style>
    <style:style style:name="Table269" style:family="table">
      <style:table-properties style:width="6.5458in" fo:margin-left="-0.1166in" table:align="left"/>
    </style:style>
    <style:style style:name="TableRow271" style:family="table-row">
      <style:table-row-properties style:min-row-height="0.1548in" style:use-optimal-row-height="false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27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279" style:parent-style-name="DefaultParagraphFont" style:family="text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6: CONFIGURING AND ALLOWING INTER-VLAN ROUTING</text:p>
      <text:p text:style-name="P2"/>
      <text:p text:style-name="Default"><text:span text:style-name="T3">Lab Objective:<text:s/></text:span></text:p>
      <text:p text:style-name="P4">The objective of this lab exercise is to configure a router to provide inter-VLAN communication. By default, hosts in one VLAN cannot communicate with hosts in another VLAN without a router routing between the two VLANs.<text:s/></text:p>
      <text:p text:style-name="Default"><text:span text:style-name="T5">Lab Purpose:<text:s/></text:span></text:p>
      <text:p text:style-name="P6">Inter-VLAN routing configuration is a fundamental skill. Most networks typically have more than one VLAN and it is a requirement that hosts in these VLANs communicate with each other if the need arises. As a Cisco engineer, as well as in the Cisco CCNA exam, you will be expected to know how to configure inter-VLAN routing.<text:s/></text:p>
      <text:p text:style-name="Default"><text:span text:style-name="T7">Certification Level:<text:s/></text:span></text:p>
      <text:p text:style-name="P8">This lab is suitable for CCNA certification exam preparation<text:s/></text:p>
      <text:p text:style-name="Default"><text:span text:style-name="T9">Lab Difficulty:<text:s/></text:span></text:p>
      <text:p text:style-name="P10">This lab has a difficulty rating of 9/10<text:s/></text:p>
      <text:p text:style-name="Default"><text:span text:style-name="T11">Readiness Assessment:<text:s/></text:span></text:p>
      <text:p text:style-name="P12">When you are ready for your certification exam, you should complete this lab in no more than 20 minutes</text:p>
      <text:p text:style-name="Default"><text:span text:style-name="T13">Lab Topology:<text:s/></text:span></text:p>
      <text:p text:style-name="P14">Please use the following topology to complete this lab exercise:</text:p>
      <text:p text:style-name="P15"/>
      <text:p text:style-name="Standard"><text:span text:style-name="T16"><draw:frame draw:style-name="a0" draw:name="Picture 1" text:anchor-type="as-char" svg:x="0in" svg:y="0in" svg:width="6.54861in" svg:height="3.15972in" style:rel-width="scale" style:rel-height="scale"><draw:image xlink:href="media/image1.emf" xlink:type="simple" xlink:show="embed" xlink:actuate="onLoad"/><svg:title/><svg:desc/></draw:frame></text:span></text:p>
      <text:p text:style-name="P17"/>
      <text:p text:style-name="Default"><text:span text:style-name="T18">Task 1:<text:s/></text:span></text:p>
      <text:p text:style-name="P19">Configure a hostname on switches 1 and 2 and routers 1 through 4 as illustrated in the topology above.<text:s/></text:p>
      <text:p text:style-name="Default"><text:span text:style-name="T20">Task 2:<text:s/></text:span></text:p>
      <text:p text:style-name="P21">Configure and verify Sw1 and Sw2 as VTP Transparent switches. Both switches should be in the VTP domain named CISCO. Secure VTP messages with the password CISCO.<text:s/></text:p>
      <text:p text:style-name="Default"><text:span text:style-name="T22">Task 3:<text:s/></text:span></text:p>
      <text:soft-page-break/>
      <text:p text:style-name="P23">Configure and verify FastEthernet0/1 between Sw1 and Sw2 as an 802.1q trunk and configure VLANs as depicted in the topology above. Assign ports to depicted VLANs and configure Sw1 FastEthernet0/2 as a trunk. VLAN 20 should have untagged Ethernet Frames. Remember that on 802.1q trunks, only the native VLAN is untagged.<text:s/></text:p>
      <text:p text:style-name="Default"><text:span text:style-name="T24">Task 4:<text:s/></text:span></text:p>
      <text:p text:style-name="P25">Configure IP addresses on routers R2, R3, and R4 as illustrated in the diagram.<text:s/></text:p>
      <text:p text:style-name="Default"><text:span text:style-name="T26">Task 5:<text:s/></text:span></text:p>
      <text:p text:style-name="P27">Configure subinterfaces off FastEthernet0/0 in the corresponding VLANs on the diagram. Also configure interface VLAN 10 on switch Sw2 with the IP address 10.0.10.2/28.<text:s/></text:p>
      <text:p text:style-name="Default"><text:span text:style-name="T28">Task 6:<text:s/></text:span></text:p>
      <text:p text:style-name="P29">Test network connectivity by pinging from R1 to routers R2, R3, and R4.</text:p>
      <text:p text:style-name="Default"><text:span text:style-name="T30">SOLUTION:<text:s/></text:span></text:p>
      <text:p text:style-name="Default"><text:span text:style-name="T31">Lab 6 Configuration and Verification<text:s/></text:span></text:p>
      <text:p text:style-name="P32">Task 3:</text:p>
      <text:p text:style-name="Default"><text:span text:style-name="T33">Sw1#</text:span><text:span text:style-name="T34">config t<text:s/></text:span></text:p>
      <text:p text:style-name="P35">Enter configuration commands, one per line. End with CNTL/Z.<text:s/></text:p>
      <text:p text:style-name="Default"><text:span text:style-name="T36">Sw1(config)#</text:span><text:span text:style-name="T37">interface fastethernet0/1<text:s/></text:span></text:p>
      <text:p text:style-name="Default"><text:span text:style-name="T38">Sw1(config-if)#</text:span><text:span text:style-name="T39">switchport mode trunk<text:s/></text:span></text:p>
      <text:p text:style-name="Default"><text:span text:style-name="T40">Sw1(config-if)#</text:span><text:span text:style-name="T41">exit<text:s/></text:span></text:p>
      <text:p text:style-name="Default"><text:span text:style-name="T42">Sw1(config)#</text:span><text:span text:style-name="T43">vlan 10<text:s/></text:span></text:p>
      <text:p text:style-name="Default"><text:span text:style-name="T44">Sw1(config-vlan)#</text:span><text:span text:style-name="T45">name SALES<text:s/></text:span></text:p>
      <text:p text:style-name="Default"><text:span text:style-name="T46">Sw1(config-vlan)#</text:span><text:span text:style-name="T47">exit<text:s/></text:span></text:p>
      <text:p text:style-name="Default"><text:span text:style-name="T48">Sw1(config)#</text:span><text:span text:style-name="T49">vlan 20<text:s/></text:span></text:p>
      <text:p text:style-name="Default"><text:span text:style-name="T50">Sw1(config-vlan)#</text:span><text:span text:style-name="T51">name TECH<text:s/></text:span></text:p>
      <text:p text:style-name="Default"><text:span text:style-name="T52">Sw1(config-vlan)#</text:span><text:span text:style-name="T53">exit<text:s/></text:span></text:p>
      <text:p text:style-name="Default"><text:span text:style-name="T54">Sw1(config)#</text:span><text:span text:style-name="T55">vlan 30<text:s/></text:span></text:p>
      <text:p text:style-name="Default"><text:span text:style-name="T56">Sw1(config-vlan)#</text:span><text:span text:style-name="T57">name ADMIN<text:s/></text:span></text:p>
      <text:p text:style-name="Standard"><text:span text:style-name="T58">Sw1(config-vlan)#</text:span><text:span text:style-name="T59">exit</text:span></text:p>
      <text:p text:style-name="Default"><text:span text:style-name="T60">Sw1(config)#</text:span><text:span text:style-name="T61">vlan 40<text:s/></text:span></text:p>
      <text:p text:style-name="Default"><text:span text:style-name="T62">Sw1(config-vlan)#</text:span><text:span text:style-name="T63">name TEST<text:s/></text:span></text:p>
      <text:p text:style-name="Default"><text:span text:style-name="T64">Sw1(config-vlan)#</text:span><text:span text:style-name="T65">exit<text:s/></text:span></text:p>
      <text:p text:style-name="Default"><text:span text:style-name="T66">Sw1(config)#</text:span><text:span text:style-name="T67">interface fastethernet0/2<text:s/></text:span></text:p>
      <text:p text:style-name="Default"><text:span text:style-name="T68">Sw1(config-if)#</text:span><text:span text:style-name="T69">switchport mode trunk<text:s/></text:span></text:p>
      <text:p text:style-name="Default"><text:span text:style-name="T70">Sw1(config-if)#</text:span><text:span text:style-name="T71">switchport trunk native vlan 20<text:s/></text:span></text:p>
      <text:p text:style-name="Default"><text:span text:style-name="T72">Sw1(config-if)#</text:span><text:span text:style-name="T73">exit<text:s/></text:span></text:p>
      <text:p text:style-name="Default"><text:span text:style-name="T74">Sw1(config)#</text:span><text:span text:style-name="T75">interface fastethernet0/3<text:s/></text:span></text:p>
      <text:p text:style-name="Default"><text:span text:style-name="T76">Sw1(config-if)#</text:span><text:span text:style-name="T77">switchport mode access<text:s/></text:span></text:p>
      <text:p text:style-name="Default"><text:span text:style-name="T78">Sw1(config-if)#</text:span><text:span text:style-name="T79">switchport access vlan 20<text:s/></text:span></text:p>
      <text:p text:style-name="Default"><text:span text:style-name="T80">Sw1(config-if)#</text:span><text:span text:style-name="T81">end<text:s/></text:span></text:p>
      <text:p text:style-name="P82">Sw1#<text:s/></text:p>
      <text:p text:style-name="Standard"><text:span text:style-name="T83">Sw1#</text:span><text:span text:style-name="T84">show interfaces trunk</text:span></text:p>
      <text:p text:style-name="P85">Port<text:s/><text:tab/>Mode<text:s/><text:tab/><text:tab/>Encapsulation<text:s/><text:tab/>Status<text:s/><text:tab/>Native vlan<text:s/></text:p>
      <text:p text:style-name="P86">Fa0/1<text:s/><text:tab/>on<text:s/><text:tab/><text:tab/>802.1q<text:tab/><text:s/><text:tab/><text:tab/>trunking<text:s/><text:tab/>1<text:s/></text:p>
      <text:soft-page-break/>
      <text:p text:style-name="P87">Fa0/2<text:s/><text:tab/>on<text:s/><text:tab/><text:tab/>802.1q<text:s/><text:tab/><text:tab/>trunking<text:s/><text:tab/>20<text:s/></text:p>
      <text:p text:style-name="P88">Port<text:s/><text:tab/>Vlans allowed on trunk<text:s/></text:p>
      <text:p text:style-name="P89">Fa0/1 1-4094<text:s/></text:p>
      <text:p text:style-name="P90">Fa0/2 1-4094<text:s/></text:p>
      <text:p text:style-name="P91">Port Vlans allowed and active in management domain<text:s/></text:p>
      <text:p text:style-name="P92">Fa0/1 1,10,20,30,40<text:s/></text:p>
      <text:p text:style-name="P93">Fa0/2 1,10,20,30,40<text:s/></text:p>
      <text:p text:style-name="P94">Port Vlans in spanning tree forwarding state and not pruned<text:s/></text:p>
      <text:p text:style-name="P95">Fa0/1 1,20,30,40<text:s/></text:p>
      <text:p text:style-name="P96">Fa0/2 1,20,30,40</text:p>
      <text:p text:style-name="P97"/>
      <text:p text:style-name="Default"><text:span text:style-name="T98">Sw2#</text:span><text:span text:style-name="T99">config t<text:s/></text:span></text:p>
      <text:p text:style-name="P100">Enter configuration commands, one per line. End with CNTL/Z.</text:p>
      <text:p text:style-name="Default"><text:span text:style-name="T101">Sw2(config)#</text:span><text:span text:style-name="T102">interface fastethernet0/1<text:s/></text:span></text:p>
      <text:p text:style-name="Default"><text:span text:style-name="T103">Sw2(config-if)#</text:span><text:span text:style-name="T104">switchport mode trunk<text:s/></text:span></text:p>
      <text:p text:style-name="Default"><text:span text:style-name="T105">Sw2(config-if)#</text:span><text:span text:style-name="T106">exit<text:s/></text:span></text:p>
      <text:p text:style-name="Default"><text:span text:style-name="T107">Sw2(config)#</text:span><text:span text:style-name="T108">vlan 10<text:s/></text:span></text:p>
      <text:p text:style-name="Default"><text:span text:style-name="T109">Sw2(config-vlan)#</text:span><text:span text:style-name="T110">name SALES<text:s/></text:span></text:p>
      <text:p text:style-name="Default"><text:span text:style-name="T111">Sw2(config-vlan)#</text:span><text:span text:style-name="T112">exit<text:s/></text:span></text:p>
      <text:p text:style-name="Default"><text:span text:style-name="T113">Sw2(config)#</text:span><text:span text:style-name="T114">vlan 20<text:s/></text:span></text:p>
      <text:p text:style-name="Default"><text:span text:style-name="T115">Sw2(config-vlan)#</text:span><text:span text:style-name="T116">name TECH<text:s/></text:span></text:p>
      <text:p text:style-name="Default"><text:span text:style-name="T117">Sw2(config-vlan)#</text:span><text:span text:style-name="T118">exit<text:s/></text:span></text:p>
      <text:p text:style-name="Default"><text:span text:style-name="T119">Sw2(config)#</text:span><text:span text:style-name="T120">vlan 30<text:s/></text:span></text:p>
      <text:p text:style-name="Default"><text:span text:style-name="T121">Sw2(config-vlan)#</text:span><text:span text:style-name="T122">name ADMIN<text:s/></text:span></text:p>
      <text:p text:style-name="P123"><text:span text:style-name="T124">Sw2(config-vlan)#</text:span><text:span text:style-name="T125">exit</text:span></text:p>
      <text:p text:style-name="Default"><text:span text:style-name="T126">Sw2(config)#</text:span><text:span text:style-name="T127">vlan 40<text:s/></text:span></text:p>
      <text:p text:style-name="Default"><text:span text:style-name="T128">Sw2(config-vlan)#</text:span><text:span text:style-name="T129">name TEST<text:s/></text:span></text:p>
      <text:p text:style-name="Default"><text:span text:style-name="T130">Sw2(config-vlan)#</text:span><text:span text:style-name="T131">exit<text:s/></text:span></text:p>
      <text:p text:style-name="Default"><text:span text:style-name="T132">Sw2(config)#</text:span><text:span text:style-name="T133">interface fastethernet0/2<text:s/></text:span></text:p>
      <text:p text:style-name="Default"><text:span text:style-name="T134">Sw2(config-if)#</text:span><text:span text:style-name="T135">switchport mode access<text:s/></text:span></text:p>
      <text:p text:style-name="Default"><text:span text:style-name="T136">Sw2(config-if)#</text:span><text:span text:style-name="T137">switchport access vlan 30<text:s/></text:span></text:p>
      <text:p text:style-name="Default"><text:span text:style-name="T138">Sw2(config-if)#</text:span><text:span text:style-name="T139">exit<text:s/></text:span></text:p>
      <text:p text:style-name="Default"><text:span text:style-name="T140">Sw2(config)#</text:span><text:span text:style-name="T141">interface fastethernet0/3<text:s/></text:span></text:p>
      <text:p text:style-name="Default"><text:span text:style-name="T142">Sw2(config-if)#</text:span><text:span text:style-name="T143">switchport mode access<text:s/></text:span></text:p>
      <text:p text:style-name="Default"><text:span text:style-name="T144">Sw2(config-if)#</text:span><text:span text:style-name="T145">switchport access vlan 40<text:s/></text:span></text:p>
      <text:p text:style-name="Default"><text:span text:style-name="T146">Sw2(config-if)#</text:span><text:span text:style-name="T147">^Z<text:s/></text:span></text:p>
      <text:p text:style-name="P148"><text:span text:style-name="T149">Sw2#</text:span><text:span text:style-name="T150">show interfaces trunk</text:span></text:p>
      <text:p text:style-name="P151">Port Mode Encapsulation Status Native vlan<text:s/></text:p>
      <text:p text:style-name="P152">Fa0/1 on 802.1q trunking 1</text:p>
      <text:p text:style-name="P153">Port Vlans allowed on trunk<text:s/></text:p>
      <text:p text:style-name="P154">Fa0/1 1-4094<text:s/></text:p>
      <text:p text:style-name="P155">Port Vlans allowed and active in management domain<text:s/></text:p>
      <text:p text:style-name="P156">Fa0/1 1,10,20,30,40<text:s/></text:p>
      <text:p text:style-name="P157">Port Vlans in spanning tree forwarding state and not pruned<text:s/></text:p>
      <text:p text:style-name="P158">Fa0/1 1,20,30,40<text:s/></text:p>
      <text:soft-page-break/>
      <text:p text:style-name="Default"><text:span text:style-name="T159">Task 4:<text:s/></text:span></text:p>
      <text:p text:style-name="P160">For reference information on configuring IP interfaces, please refer to:<text:s/></text:p>
      <text:p text:style-name="P161">Lab 3 Configuration and Verification Task 5</text:p>
      <text:p text:style-name="Default"><text:span text:style-name="T162">Task 5:<text:s/></text:span></text:p>
      <text:p text:style-name="Default"><text:span text:style-name="T163">R1#</text:span><text:span text:style-name="T164">config t<text:s/></text:span></text:p>
      <text:p text:style-name="P165">Enter configuration commands, one per line. End with CNTL/Z.<text:s/></text:p>
      <text:p text:style-name="Default"><text:span text:style-name="T166">R1(config)#</text:span><text:span text:style-name="T167">interface fastethernet 0/0<text:s/></text:span></text:p>
      <text:p text:style-name="Default"><text:span text:style-name="T168">R1(config-if)#</text:span><text:span text:style-name="T169">description "Connected To Switch Trunk Fa0/2"<text:s/></text:span></text:p>
      <text:p text:style-name="Default"><text:span text:style-name="T170">R1(config-if)#</text:span><text:span text:style-name="T171">no shutdown<text:s/></text:span></text:p>
      <text:p text:style-name="Default"><text:span text:style-name="T172">R1(config-if)#</text:span><text:span text:style-name="T173">exit<text:s/></text:span></text:p>
      <text:p text:style-name="Default"><text:span text:style-name="T174">R1(config)#</text:span><text:span text:style-name="T175">interface fastethernet 0/0.10<text:s/></text:span></text:p>
      <text:p text:style-name="Default"><text:span text:style-name="T176">R1(config-subif)#</text:span><text:span text:style-name="T177">description Subinterface For VLAN<text:s/></text:span><text:span text:style-name="T178">10<text:s/></text:span></text:p>
      <text:p text:style-name="Default"><text:span text:style-name="T179">R1(config-subif)#</text:span><text:span text:style-name="T180">encapsulation dot1Q 10<text:s/></text:span></text:p>
      <text:p text:style-name="Default"><text:span text:style-name="T181">R1(config-subif)#</text:span><text:span text:style-name="T182">ip address 10.0.10.1 255.255.255.240<text:s/></text:span></text:p>
      <text:p text:style-name="Default"><text:span text:style-name="T183">R1(config-subif)#</text:span><text:span text:style-name="T184">exit<text:s/></text:span></text:p>
      <text:p text:style-name="Default"><text:span text:style-name="T185">R1(config)#</text:span><text:span text:style-name="T186">interface fastethernet 0/0.20<text:s/></text:span></text:p>
      <text:p text:style-name="Default"><text:span text:style-name="T187">R1(config-subif)#</text:span><text:span text:style-name="T188">description Subinterface For VLAN 20<text:s/></text:span></text:p>
      <text:p text:style-name="P189"><text:span text:style-name="T190">R1(config-subif)#</text:span><text:span text:style-name="T191">encapsulation dot1Q 20 native</text:span></text:p>
      <text:p text:style-name="Default"><text:span text:style-name="T192">R1(config-subif)#</text:span><text:span text:style-name="T193">ip address 10.0.20.1 255.255.255.128<text:s/></text:span></text:p>
      <text:p text:style-name="Default"><text:span text:style-name="T194">R1(config-subif)#</text:span><text:span text:style-name="T195">exit<text:s/></text:span></text:p>
      <text:p text:style-name="P196"><text:span text:style-name="T197">R1(config)#</text:span><text:span text:style-name="T198">interface fastethernet 0/0.30</text:span></text:p>
      <text:p text:style-name="Default"><text:span text:style-name="T199">R1(config-subif)#</text:span><text:span text:style-name="T200">description Subinterface For VLAN 30<text:s/></text:span></text:p>
      <text:p text:style-name="Default"><text:span text:style-name="T201">R1(config-subif)#</text:span><text:span text:style-name="T202">ip address 10.0.30.1 255.255.255.248<text:s/></text:span></text:p>
      <text:p text:style-name="Default"><text:span text:style-name="T203">R1(config-subif)#</text:span><text:span text:style-name="T204">exit<text:s/></text:span></text:p>
      <text:p text:style-name="Default"><text:span text:style-name="T205">R1(config)#</text:span><text:span text:style-name="T206">interface fastethernet 0/0.40<text:s/></text:span></text:p>
      <text:p text:style-name="Default"><text:span text:style-name="T207">R1(config-subif)#</text:span><text:span text:style-name="T208">description Subinterface For VLAN 40<text:s/></text:span></text:p>
      <text:p text:style-name="Default"><text:span text:style-name="T209">R1(config-subif)#</text:span><text:span text:style-name="T210">encapsulation dot1Q 40<text:s/></text:span></text:p>
      <text:p text:style-name="Default"><text:span text:style-name="T211">R1(config-subif)#</text:span><text:span text:style-name="T212">ip address 10.0.40.1 255.255.255.224<text:s/></text:span></text:p>
      <text:p text:style-name="Default"><text:span text:style-name="T213">R1(config-subif)#</text:span><text:span text:style-name="T214">end<text:s/></text:span></text:p>
      <text:p text:style-name="P215"><text:span text:style-name="T216">R1#</text:span><text:span text:style-name="T217">show ip interface brief</text:span></text:p>
      <text:p text:style-name="P218">Interface IP-Address OK? Method Status Protocol<text:s/></text:p>
      <text:p text:style-name="P219">FastEthernet0/0 unassigned YES manual up up<text:s/></text:p>
      <text:p text:style-name="P220">FastEthernet0/0.10 10.0.10.1 YES manual up up<text:s/></text:p>
      <text:p text:style-name="P221">FastEthernet0/0.20 10.0.20.1 YES manual up up<text:s/></text:p>
      <text:p text:style-name="P222">FastEthernet0/0.30 10.0.30.1 YES manual up up<text:s/></text:p>
      <text:p text:style-name="P223">FastEthernet0/0.40 10.0.40.1 YES manual up up</text:p>
      <text:p text:style-name="Default"><text:span text:style-name="T224">Sw2(config)#</text:span><text:span text:style-name="T225">interface vlan1<text:s/></text:span></text:p>
      <text:p text:style-name="Default"><text:span text:style-name="T226">Sw2(config-if)#</text:span><text:span text:style-name="T227">shutdown<text:s/></text:span></text:p>
      <text:p text:style-name="Default"><text:span text:style-name="T228">Sw2(config)#</text:span><text:span text:style-name="T229">interface vlan10<text:s/></text:span></text:p>
      <text:p text:style-name="Default"><text:span text:style-name="T230">Sw2(config-if)#</text:span><text:span text:style-name="T231">ip address 10.0.10.2 255.255.255.240<text:s/></text:span></text:p>
      <text:p text:style-name="Default"><text:span text:style-name="T232">Sw2(config-if)#</text:span><text:span text:style-name="T233">no shutdown<text:s/></text:span></text:p>
      <text:p text:style-name="Default"><text:span text:style-name="T234">Sw2(config)#</text:span><text:span text:style-name="T235">^Z<text:s/></text:span></text:p>
      <text:p text:style-name="P236">Sw2#<text:s/></text:p>
      <text:p text:style-name="P237"><text:span text:style-name="T238">Sw2#</text:span><text:span text:style-name="T239">show ip interface brief</text:span></text:p>
      <text:p text:style-name="P240">Interface IP-Address OK? Method Status Protocol<text:s/></text:p>
      <text:soft-page-break/>
      <text:p text:style-name="P241">Vlan1 unassigned YES NVRAM administratively down down<text:s/></text:p>
      <text:p text:style-name="P242">Vlan10 10.0.10.2 YES manual up up</text:p>
      <text:p text:style-name="P243">Sw2#<text:s/></text:p>
      <text:p text:style-name="Default"><text:span text:style-name="T244">Task 6:<text:s/></text:span></text:p>
      <text:p text:style-name="Default"><text:span text:style-name="T245">R1#</text:span><text:span text:style-name="T246">ping 10.0.10.2<text:s/></text:span></text:p>
      <text:p text:style-name="P247">Type escape sequence to abort.<text:s/></text:p>
      <text:p text:style-name="P248">Sending 5, 100-byte ICMP Echos to 10.0.10.2, timeout is 2 seconds:<text:s/></text:p>
      <text:p text:style-name="P249">.!!!!<text:s/></text:p>
      <text:p text:style-name="P250">Success rate is 80 percent (4/5), round-trip min/avg/max = 1/3/4 ms<text:s/></text:p>
      <text:p text:style-name="Default"><text:span text:style-name="T251">R1#</text:span><text:span text:style-name="T252">ping 10.0.20.2<text:s/></text:span></text:p>
      <text:p text:style-name="P253">Type escape sequence to abort.<text:s/></text:p>
      <text:p text:style-name="P254">Sending 5, 100-byte ICMP Echos to 10.0.20.2, timeout is 2 seconds:<text:s/></text:p>
      <text:p text:style-name="P255">.!!!!<text:s/></text:p>
      <text:p text:style-name="P256">Success rate is 80 percent (4/5), round-trip min/avg/max = 1/3/4 ms<text:s/></text:p>
      <text:p text:style-name="P257"><text:span text:style-name="T258">R1#</text:span><text:span text:style-name="T259">ping 10.0.30.3</text:span></text:p>
      <text:p text:style-name="P260">Type escape sequence to abort.<text:s/></text:p>
      <text:p text:style-name="P261">Sending 5, 100-byte ICMP Echos to 10.0.30.3, timeout is 2 seconds:<text:s/></text:p>
      <text:p text:style-name="P262">.!!!!<text:s/></text:p>
      <text:p text:style-name="P263">Success rate is 80 percent (4/5), round-trip min/avg/max = 1/3/4 ms<text:s/></text:p>
      <text:p text:style-name="Default"><text:span text:style-name="T264">R1#</text:span><text:span text:style-name="T265">ping 10.0.40.4<text:s/></text:span></text:p>
      <text:p text:style-name="P266">Type escape sequence to abort.<text:s/></text:p>
      <text:p text:style-name="P267">Sending 5, 100-byte ICMP Echos to 10.0.40.4, timeout is 2 seconds:<text:s/></text:p>
      <text:p text:style-name="P268">.!!!!<text:s/></text:p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p text:style-name="P273">Success rate is 80 percent (4/5), round-trip min/avg/max = 1/3/4 ms</text:p>
            <text:p text:style-name="P274"/>
            <text:p text:style-name="Default"><text:span text:style-name="T275"><text:s/></text:span><text:span text:style-name="T276">NOTE:<text:s/></text:span><text:span text:style-name="T277">The first PING packet times out due to ARP resolution. Subsequent packets will be successful.<text:s/></text:span></text:p>
          </table:table-cell>
        </table:table-row>
      </table:table>
      <text:p text:style-name="P278"><text:span text:style-name="T27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Verdana" style:font-name-complex="Verdana" fo:color="#000000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uan giang</dc:creator>
    <meta:creation-date>2009-04-16T11:32:00Z</meta:creation-date>
    <dc:date>2024-11-02T00:50:00Z</dc:date>
    <meta:template xlink:href="Normal" xlink:type="simple"/>
    <meta:editing-cycles>9</meta:editing-cycles>
    <meta:editing-duration>PT11100S</meta:editing-duration>
    <meta:user-defined meta:name="Info 1"/>
    <meta:user-defined meta:name="Info 2"/>
    <meta:user-defined meta:name="Info 3"/>
    <meta:user-defined meta:name="Info 4"/>
    <meta:user-defined meta:name="GrammarlyDocumentId">70d9ef834528e169f30428aadd49a09e41b59259f56c7b4746a1d9aebce7dde6</meta:user-defined>
    <meta:document-statistic meta:page-count="5" meta:paragraph-count="13" meta:word-count="1034" meta:character-count="6920" meta:row-count="49" meta:non-whitespace-character-count="5899"/>
  </office:meta>
</office:document-meta>
</file>